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023bb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023bb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paragraph-rsid="000023bb" style:font-name-asian="Times New Roman1" style:font-size-asian="12pt" style:language-asian="ro" style:country-asian="RO" style:font-name-complex="Courier New1" style:font-size-complex="12pt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023bb" officeooo:paragraph-rsid="000023bb"/>
    </style:style>
    <style:style style:name="P5" style:family="paragraph" style:parent-style-name="Standard">
      <loext:graphic-properties draw:fill="solid" draw:fill-color="#ffffff"/>
      <style:paragraph-properties fo:margin-top="0in" fo:margin-bottom="0.1665in" loext:contextual-spacing="false" fo:background-color="#ffffff"/>
      <style:text-properties officeooo:paragraph-rsid="000023bb"/>
    </style:style>
    <style:style style:name="P6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paragraph-rsid="000023bb"/>
    </style:style>
    <style:style style:name="P7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023bb" officeooo:paragraph-rsid="000023bb"/>
    </style:style>
    <style:style style:name="P8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023bb" officeooo:paragraph-rsid="000023bb" fo:background-color="#81d41a"/>
    </style:style>
    <style:style style:name="P9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023bb" officeooo:paragraph-rsid="000023bb" fo:background-color="transparent"/>
    </style:style>
    <style:style style:name="T1" style:family="text">
      <style:text-properties fo:color="#000000" fo:font-size="12pt" style:font-name-asian="Times New Roman1" style:font-size-asian="12pt" style:language-asian="ro" style:country-asian="RO" style:font-name-complex="Calibri" style:font-size-complex="12pt"/>
    </style:style>
    <style:style style:name="T2" style:family="text">
      <style:text-properties fo:color="#000000" style:font-name="Consolas" fo:font-size="12pt" style:font-size-asian="12pt" style:font-size-complex="12pt"/>
    </style:style>
    <style:style style:name="T3" style:family="text">
      <style:text-properties fo:color="#000000"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4" style:family="text">
      <style:text-properties fo:color="#000000"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5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2pt" officeooo:rsid="000023bb" style:font-size-asian="12pt" style:font-name-complex="Times New Roman1" style:font-size-complex="12pt" style:font-weight-complex="bold"/>
    </style:style>
    <style:style style:name="T7" style:family="text">
      <style:text-properties fo:color="#808080"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8" style:family="text">
      <style:text-properties fo:color="#808080" style:font-name="Consolas" fo:font-size="10pt" fo:font-style="normal" fo:font-weight="normal" style:font-size-asian="10pt" style:font-style-asian="normal" style:font-weight-asian="normal"/>
    </style:style>
    <style:style style:name="T9" style:family="text">
      <style:text-properties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10" style:family="text">
      <style:text-properties fo:color="#cc7832" style:font-name="Consolas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style:font-name="Consolas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style:font-name="Consolas" fo:font-size="10pt" fo:font-style="normal" fo:font-weight="normal" style:font-size-asian="10pt" style:font-style-asian="normal" style:font-weight-asian="normal"/>
    </style:style>
    <style:style style:name="T13" style:family="text">
      <style:text-properties fo:color="#9876aa" style:font-name="Consolas" fo:font-size="10pt" fo:font-style="italic" fo:font-weight="normal" style:font-size-asian="10pt" style:font-style-asian="italic" style:font-weight-asian="normal"/>
    </style:style>
    <style:style style:name="T14" style:family="text">
      <style:text-properties fo:color="#ffc66d" style:font-name="Consolas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style:font-name="Consolas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Student <text:s text:c="2"/>propunător: </text:span><text:span text:style-name="T6">Cazaciuc Valentin</text:span><text:span text:style-name="T5"> <text:s text:c="12"/>Grupa: </text:span><text:span text:style-name="T6">221</text:span><text:span text:style-name="T5"> <text:s text:c="8"/>Email: </text:span><text:span text:style-name="T6">valentinec1308@gmail.com</text:span></text:p>
      <text:p text:style-name="P6"><text:span text:style-name="T5">Ce se afișează la rularea codului urmator? Explicați.</text:span><text:span text:style-name="T2"><text:line-break/><text:line-break/></text:span><text:span text:style-name="T10">class </text:span><text:span text:style-name="T11">A{</text:span><text:line-break/><text:span text:style-name="T11"> <text:s text:c="3"/></text:span><text:span text:style-name="T10">int </text:span><text:span text:style-name="T12">aggr</text:span><text:span text:style-name="T10">;</text:span><text:line-break/><text:line-break/><text:span text:style-name="T10"> <text:s text:c="3"/>public </text:span><text:span text:style-name="T14">A</text:span><text:span text:style-name="T11">(</text:span><text:span text:style-name="T10">int </text:span><text:span text:style-name="T11">aggr){</text:span><text:line-break/><text:span text:style-name="T11"> <text:s text:c="7"/></text:span><text:span text:style-name="T10">this</text:span><text:span text:style-name="T11">.</text:span><text:span text:style-name="T12">aggr </text:span><text:span text:style-name="T11">= aggr</text:span><text:span text:style-name="T10">;</text:span><text:line-break/><text:span text:style-name="T10"> <text:s text:c="3"/></text:span><text:span text:style-name="T11">}</text:span><text:line-break/><text:line-break/><text:span text:style-name="T11"> <text:s text:c="3"/></text:span><text:span text:style-name="T10">int </text:span><text:span text:style-name="T14">f</text:span><text:span text:style-name="T11">(</text:span><text:span text:style-name="T10">int </text:span><text:span text:style-name="T11">...obj){</text:span><text:line-break/><text:span text:style-name="T11"> <text:s text:c="7"/></text:span><text:span text:style-name="T10">int </text:span><text:span text:style-name="T11">i = </text:span><text:span text:style-name="T15">0</text:span><text:span text:style-name="T10">;</text:span><text:line-break/><text:span text:style-name="T10"> <text:s text:c="7"/>for</text:span><text:span text:style-name="T11">(</text:span><text:span text:style-name="T10">int </text:span><text:span text:style-name="T11">x : obj){</text:span><text:line-break/><text:span text:style-name="T11"> <text:s text:c="11"/></text:span><text:span text:style-name="T10">if</text:span><text:span text:style-name="T11">(i%</text:span><text:span text:style-name="T15">2 </text:span><text:span text:style-name="T11">== </text:span><text:span text:style-name="T15">0</text:span><text:span text:style-name="T11">) {</text:span><text:line-break/><text:span text:style-name="T11"> <text:s text:c="15"/></text:span><text:span text:style-name="T10">this</text:span><text:span text:style-name="T11">.</text:span><text:span text:style-name="T12">aggr </text:span><text:span text:style-name="T11">+= x</text:span><text:span text:style-name="T10">;</text:span><text:line-break/><text:span text:style-name="T10"> <text:s text:c="11"/></text:span><text:span text:style-name="T11">}</text:span><text:span text:style-name="T10">else</text:span><text:span text:style-name="T11">{</text:span><text:line-break/><text:span text:style-name="T11"> <text:s text:c="15"/></text:span><text:span text:style-name="T12">aggr </text:span><text:span text:style-name="T11">+= x</text:span><text:span text:style-name="T10">;</text:span><text:line-break/><text:span text:style-name="T10"> <text:s text:c="11"/></text:span><text:span text:style-name="T11">}</text:span><text:line-break/><text:span text:style-name="T11"> <text:s text:c="11"/>i++</text:span><text:span text:style-name="T10">;</text:span><text:line-break/><text:span text:style-name="T10"> <text:s text:c="7"/></text:span><text:span text:style-name="T11">}</text:span><text:line-break/><text:span text:style-name="T11"> <text:s text:c="7"/></text:span><text:span text:style-name="T10">return this</text:span><text:span text:style-name="T11">.</text:span><text:span text:style-name="T12">aggr</text:span><text:span text:style-name="T10">;</text:span><text:line-break/><text:span text:style-name="T10"> <text:s text:c="3"/></text:span><text:span text:style-name="T11">}</text:span><text:line-break/><text:span text:style-name="T11">}</text:span><text:line-break/><text:line-break/><text:span text:style-name="T10">public class </text:span><text:span text:style-name="T11">Main{</text:span><text:line-break/><text:span text:style-name="T11"> <text:s text:c="3"/></text:span><text:span text:style-name="T10">public static void </text:span><text:span text:style-name="T14">main</text:span><text:span text:style-name="T11">(String args[]){</text:span><text:line-break/><text:span text:style-name="T11"> <text:s text:c="7"/>A obj = </text:span><text:span text:style-name="T10">new </text:span><text:span text:style-name="T11">A(</text:span><text:span text:style-name="T15">0</text:span><text:span text:style-name="T11">)</text:span><text:span text:style-name="T10">;</text:span><text:line-break/><text:span text:style-name="T10"> <text:s text:c="7"/></text:span><text:span text:style-name="T11">System.</text:span><text:span text:style-name="T13">out</text:span><text:span text:style-name="T11">.println(obj.f(</text:span><text:span text:style-name="T15">1</text:span><text:span text:style-name="T10">, </text:span><text:span text:style-name="T15">2</text:span><text:span text:style-name="T10">, </text:span><text:span text:style-name="T15">3</text:span><text:span text:style-name="T10">, </text:span><text:span text:style-name="T15">4</text:span><text:span text:style-name="T10">, </text:span><text:span text:style-name="T15">5</text:span><text:span text:style-name="T10">, </text:span><text:span text:style-name="T15">6</text:span><text:span text:style-name="T11">))</text:span><text:span text:style-name="T10">;</text:span><text:line-break/><text:span text:style-name="T8"> <text:s text:c="3"/></text:span><text:span text:style-name="T11">}</text:span><text:line-break/><text:span text:style-name="T11">}</text:span></text:p>
      <text:p text:style-name="P5"><text:span text:style-name="T2"/></text:p>
      <text:p text:style-name="P2"><text:span text:style-name="T7">Variante de răspuns:</text:span></text:p>
      <text:list xml:id="list191235245" text:style-name="WWNum1">
        <text:list-item>
          <text:p text:style-name="P7"><text:span text:style-name="T3">Eroare la antetul metodei f, numele variabilei nu poate incepe cu punct.</text:span></text:p>
        </text:list-item>
        <text:list-item>
          <text:p text:style-name="P9"><text:span text:style-name="T9">9</text:span></text:p>
        </text:list-item>
        <text:list-item>
          <text:p text:style-name="P8"><text:span text:style-name="T3">21</text:span></text:p>
        </text:list-item>
        <text:list-item>
          <text:p text:style-name="P7"><text:span text:style-name="T3">Eroare in metoda f, variabila aggr nu este definita (sau nu se poate itera o variabila int)</text:span></text:p>
        </text:list-item>
      </text:list>
      <text:p text:style-name="P3"/>
      <text:p text:style-name="P1"><text:span text:style-name="T1">Explicații:</text:span></text:p>
      <text:p text:style-name="P1"><text:span text:style-name="T1"/></text:p>
      <text:p text:style-name="P4"><text:span text:style-name="T1">Raspunsul corect este 21 deoarece se creaza un obiect A cu aggr = 0 si apoi se aduna 1+2+3+4+5+6 la el si se returneaza. Codul incearca sa vada daca s-au inteles 2 aspecte: clasele in general si metodele cu numar variabil de parametri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o" style:country-asian="RO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764in" fo:margin-left="0.526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11-10T01:25:56.250000000</dc:date>
    <meta:editing-duration>PT10M3S</meta:editing-duration>
    <meta:editing-cycles>2</meta:editing-cycles>
    <meta:document-statistic meta:table-count="0" meta:image-count="0" meta:object-count="0" meta:page-count="1" meta:paragraph-count="9" meta:word-count="159" meta:character-count="1077" meta:non-whitespace-character-count="741"/>
  </office:meta>
</office:document-meta>
</file>